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6"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 table:number-columns-repeated="1009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 table:number-columns-repeated="1009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6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5-13T23:22:43.506708474</dc:date>
    <meta:editing-cycles>138</meta:editing-cycles>
    <meta:editing-duration>P4DT23H22M54S</meta:editing-duration>
    <meta:generator>LibreOffice/7.5.2.2$Linux_X86_64 LibreOffice_project/50$Build-2</meta:generator>
    <meta:document-statistic meta:table-count="1" meta:cell-count="2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